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95.09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8.2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4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4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4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4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4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4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4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4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4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4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4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4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4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4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4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4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4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4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4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4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4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4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4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4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4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4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4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4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7</text:p>
          </table:table-cell>
          <table:table-cell table:style-name="ce24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8</text:p>
          </table:table-cell>
          <table:table-cell table:style-name="ce24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9</text:p>
          </table:table-cell>
          <table:table-cell table:style-name="ce24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71</text:p>
          </table:table-cell>
          <table:table-cell table:style-name="ce24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72</text:p>
          </table:table-cell>
          <table:table-cell table:style-name="ce24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73</text:p>
          </table:table-cell>
          <table:table-cell table:style-name="ce24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4</text:p>
          </table:table-cell>
          <table:table-cell table:style-name="ce24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75</text:p>
          </table:table-cell>
          <table:table-cell table:style-name="ce24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76</text:p>
          </table:table-cell>
          <table:table-cell table:style-name="ce24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Default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table:number-columns-repeated="1016"/>
        </table:table-row>
        <table:table-row table:style-name="ro5" table:number-rows-repeated="1048197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72:Sheet1.B1048576 Sheet1.B1:Sheet1.B37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2:01:06.239927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6T12:06:27.145550631</dc:date>
    <meta:generator>LibreOffice/6.0.7.3$Linux_X86_64 LibreOffice_project/00m0$Build-3</meta:generator>
    <meta:editing-duration>PT53M38S</meta:editing-duration>
    <meta:editing-cycles>13</meta:editing-cycles>
    <meta:document-statistic meta:table-count="1" meta:cell-count="4390" meta:object-count="0"/>
    <meta:user-defined meta:name="AppVersion">16.0300</meta:user-defined>
    <meta:user-defined meta:name="Company">University Libraries</meta:user-defined>
  </office:meta>
</office:document-meta>
</file>